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color="#595959" style:font-name="Lato" style:font-name-asian="Lato1" style:font-name-complex="Lato1"/>
    </style:style>
    <style:style style:name="P7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8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9" style:family="paragraph" style:parent-style-name="Standard">
      <style:paragraph-properties fo:margin-left="0in" fo:margin-right="0in" fo:text-indent="0.0783in" style:auto-text-indent="false"/>
    </style:style>
    <style:style style:name="P10" style:family="paragraph" style:parent-style-name="Standard">
      <style:paragraph-properties fo:margin-left="0.2744in" fo:margin-right="0.2807in" fo:text-indent="0in" style:auto-text-indent="false"/>
    </style:style>
    <style:style style:name="P11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5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6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7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22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2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4" style:family="paragraph" style:parent-style-name="Heading_20_1" style:list-style-name="WWNum2"/>
    <style:style style:name="P25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26" style:family="paragraph" style:parent-style-name="Heading_20_2" style:list-style-name="WWNum2"/>
    <style:style style:name="P27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8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3" style:family="text">
      <style:text-properties fo:color="#336633" fo:font-size="14pt" style:font-size-asian="14pt" style:font-size-complex="14pt"/>
    </style:style>
    <style:style style:name="T14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5" style:family="text">
      <style:text-properties style:font-name="Verdana" fo:font-size="10pt" style:font-name-asian="Verdana1" style:font-size-asian="10pt" style:font-name-complex="Verdana1" style:font-size-complex="10pt"/>
    </style:style>
    <style:style style:name="T16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7" style:family="text">
      <style:text-properties fo:font-size="10pt" fo:font-weight="bold" style:font-size-asian="10pt" style:font-weight-asian="bold" style:font-size-complex="10pt"/>
    </style:style>
    <style:style style:name="T18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9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0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1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2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3" style:family="text">
      <style:text-properties fo:font-variant="small-caps" fo:color="#336633" fo:font-size="16pt" style:font-size-asian="16pt" style:font-size-complex="16pt"/>
    </style:style>
    <style:style style:name="T24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5" style:family="text">
      <style:text-properties fo:font-variant="small-caps" fo:color="#669966" fo:font-size="14pt" style:font-size-asian="14pt" style:font-size-complex="14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fo:font-weight="bold" style:font-weight-asian="bold"/>
    </style:style>
    <style:style style:name="T29" style:family="text">
      <style:text-properties style:text-underline-style="none"/>
    </style:style>
    <style:style style:name="T30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aczyuw2yex2w"/><text:span text:style-name="T1">Desarrollo Web en Entorno Cliente</text:span><text:span text:style-name="T3"><text:line-break/></text:span><text:span text:style-name="T4">UD 13. Cordova y Electron - Actividades 01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3"/>
      <text:p text:style-name="P4"><text:span text:style-name="T6">Actualizado Diciembre 2020</text:span></text:p>
      <text:p text:style-name="P6"/>
      <text:p text:style-name="P9"><text:span text:style-name="T13">Licencia</text:span></text:p>
      <text:p text:style-name="P11"/>
      <text:p text:style-name="P10"><text:span text:style-name="T14">Reconocimiento – NoComercial - CompartirIgual (BY-NC-SA)</text:span><text:span text:style-name="T15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2"/>
      <text:p text:style-name="P13"><text:span text:style-name="T8">Nomenclatura</text:span></text:p>
      <text:p text:style-name="P13"><text:span text:style-name="T9">A lo largo de este tema se utilizarán distintos símbolos para distinguir elementos importantes dentro del contenido. Estos símbolos son:</text:span></text:p>
      <text:p text:style-name="P14"/>
      <text:p text:style-name="P15"><text:span text:style-name="T17">📖 </text:span><text:span text:style-name="T10">Importante</text:span></text:p>
      <text:p text:style-name="P16"/>
      <text:p text:style-name="P15"><text:span text:style-name="T18">❕</text:span><text:span text:style-name="T11"> </text:span><text:span text:style-name="T10">Atención</text:span></text:p>
      <text:p text:style-name="P16"/>
      <text:p text:style-name="P15"><text:span text:style-name="T12">💬</text:span><text:span text:style-name="T10"> Interesante</text:span></text:p>
      <text:p text:style-name="P25"/>
      <text:p text:style-name="P17"><text:span text:style-name="T19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"><text:span text:style-name="T20">1</text:span><text:span text:style-name="T21">. </text:span><text:a xlink:type="simple" xlink:href="#_4owcmsjlyn6b" text:style-name="Index_20_Link" text:visited-style-name="Index_20_Link"><text:span text:style-name="T16">Actividad 1</text:span></text:a><text:span text:style-name="T16"><text:tab/>3</text:span></text:p>
          <text:p text:style-name="P8"><text:span text:style-name="T16">2. </text:span><text:a xlink:type="simple" xlink:href="#_38awkmbxrd5h" text:style-name="Index_20_Link" text:visited-style-name="Index_20_Link"><text:span text:style-name="T16">Autores (en orden alfabético)</text:span></text:a><text:span text:style-name="T16"><text:tab/>3</text:span></text:p>
        </text:index-body>
      </text:table-of-content>
      <text:p text:style-name="P21"><text:span text:style-name="T22">UD</text:span><text:span text:style-name="T23">13</text:span><text:span text:style-name="T24">. Cordova y Electron</text:span><text:span text:style-name="T23"> - Actividades 01</text:span></text:p>
      <text:p text:style-name="P22"><text:span text:style-name="T17">📖 </text:span><text:span text:style-name="T28">Importante 1: </text:span>no intentes copiar ejercicios ni tan siquiera “ver un poco” código de otros compañeros. Es el mayor error de quien empieza a programar, ya que luego no sabe resolver problemas por sí mismo y da una falsa sensación de aprendizaje.</text:p>
      <text:p text:style-name="Standard"/>
      <text:p text:style-name="P22"><text:span text:style-name="T17">📖 </text:span><text:span text:style-name="T28">Importante 2: </text:span>si en programación algo no sale a la primera... es totalmente normal. Es parte del aprendizaje. ¿Cómo crees que aprendieron los mejores programadores?</text:p>
      <text:list xml:id="list328991459" text:style-name="WWNum2">
        <text:list-item>
          <text:p text:style-name="P24"><text:bookmark text:name="_4owcmsjlyn6b"/>Actividad 1</text:p>
        </text:list-item>
      </text:list>
      <text:p text:style-name="P5">Utiliza el ejemplo de “juego Sokoban” proporcionado y conviértelo en una aplicación para Android usando Cordova.</text:p>
      <text:list xml:id="list24159064549352" text:continue-numbering="true" text:style-name="WWNum2">
        <text:list-item>
          <text:list>
            <text:list-item>
              <text:p text:style-name="P26"><text:bookmark text:name="_2ckcsjx7akdu"/>Ampliación fuera de temario</text:p>
            </text:list-item>
          </text:list>
        </text:list-item>
      </text:list>
      <text:p text:style-name="P5">Haz que el juego al ganar obtenga las coordenadas físicas(usando <text:s/>donde estás actualmente y las muestre en pantalla.</text:p>
      <text:p text:style-name="P5">Un ejemplo <text:a xlink:type="simple" xlink:href="https://github.com/apache/cordova-plugin-geolocation" text:style-name="ListLabel_20_10" text:visited-style-name="ListLabel_20_10"><text:span text:style-name="T30">https://github.com/apache/cordova-plugin-geolocation</text:span></text:a></text:p>
      <text:p text:style-name="P5">Comparte tus dudas y resultados en el foro.</text:p>
      <text:list xml:id="list24160009776418" text:continue-numbering="true" text:style-name="WWNum2">
        <text:list-item>
          <text:p text:style-name="P24"><text:bookmark text:name="_e72yky8nikoh"/>Actividad 2</text:p>
        </text:list-item>
      </text:list>
      <text:p text:style-name="P5">Utiliza el ejemplo de “Paint” Cordova y conviértelo en una app de escritorio para Linux y Windows usando Electron.</text:p>
      <text:list xml:id="list24159978134308" text:continue-numbering="true" text:style-name="WWNum2">
        <text:list-item>
          <text:list>
            <text:list-item>
              <text:p text:style-name="P26"><text:bookmark text:name="_unw85xvuk8up"/>Ampliación fuera de temario</text:p>
            </text:list-item>
          </text:list>
        </text:list-item>
      </text:list>
      <text:p text:style-name="P5">Investiga cómo usar Lectura/Escritura de ficheros en NodeJs. Aquí un ejemplo <text:a xlink:type="simple" xlink:href="https://en.proft.me/2016/03/20/how-read-and-write-file-nodejs/" text:style-name="ListLabel_20_10" text:visited-style-name="ListLabel_20_10"><text:span text:style-name="T30">https://en.proft.me/2016/03/20/how-read-and-write-file-nodejs/</text:span></text:a></text:p>
      <text:p text:style-name="P5">Utilizando esta característica, modifica tu aplicación Electron para que incluya un botón “Leer dibujo”, que leería de ese fichero el dibujo realizado (formato texto) y lo plasmará <text:s text:c="2"/>en <text:s text:c="2"/>pantalla <text:s text:c="2"/>y <text:s text:c="2"/>otro <text:s text:c="2"/>botón <text:s text:c="2"/>“Guardar <text:s text:c="2"/>dibujo ” <text:s text:c="2"/>que guardaría en ese fichero (formato texto) el contenido del dibujo actual.</text:p>
      <text:p text:style-name="P5">Podéis utilizar como formato del fichero txt un número para indicar que color tiene cada celda.</text:p>
      <text:p text:style-name="P5"><text:span text:style-name="T28">Comparte tus dudas y resultados en el foro.</text:span></text:p>
      <text:list xml:id="list24159566563704" text:continue-numbering="true" text:style-name="WWNum2">
        <text:list-item>
          <text:p text:style-name="P24"><text:bookmark text:name="_38awkmbxrd5h"/>Autores (en orden alfabético)</text:p>
        </text:list-item>
      </text:list>
      <text:p text:style-name="P5">A continuación ofrecemos en orden alfabético el listado de autores que han hecho aportaciones a este documento:</text:p>
      <text:list xml:id="list2038730741" text:style-name="WWNum1">
        <text:list-item>
          <text:p text:style-name="P23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1</text:span><text:span text:style-name="MT2">3</text:span><text:span text:style-name="MT1">. Cordova y Electron - Actividades 01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13 - Página</text:span><text:span text:style-name="MT1">.</text:span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34" meta:word-count="382" meta:character-count="2482" meta:non-whitespace-character-count="2114"/>
    <meta:generator>LibreOfficeDev/6.0.5.2$Linux_X86_64 LibreOffice_project/</meta:generator>
  </office:meta>
</office:document-meta>
</file>